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Text_20_body">
      <style:paragraph-properties fo:line-height="100%"/>
      <style:text-properties officeooo:paragraph-rsid="001b7625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ext_20_body">
      <style:text-properties officeooo:rsid="001e3a2f" officeooo:paragraph-rsid="001e3a2f"/>
    </style:style>
    <style:style style:name="P4" style:family="paragraph" style:parent-style-name="Text_20_body">
      <style:text-properties style:font-name="Liberation Sans" fo:font-size="12pt" fo:font-weight="normal" officeooo:rsid="001fe132" officeooo:paragraph-rsid="001fe132" style:font-name-asian="Noto Sans CJK SC" style:font-size-asian="10.5pt" style:font-weight-asian="normal" style:font-name-complex="FreeSans" style:font-size-complex="12pt" style:font-weight-complex="normal"/>
    </style:style>
    <style:style style:name="P5" style:family="paragraph" style:parent-style-name="Text_20_body">
      <style:text-properties style:font-name="Liberation Sans" fo:font-size="14pt" fo:font-weight="normal" officeooo:rsid="001fe132" officeooo:paragraph-rsid="001fe132" style:font-name-asian="Noto Sans CJK SC" style:font-size-asian="14pt" style:font-weight-asian="normal" style:font-name-complex="FreeSans" style:font-size-complex="14pt" style:font-weight-complex="normal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Liberation Sans" fo:font-size="14pt" fo:font-weight="normal" officeooo:rsid="001fe132" officeooo:paragraph-rsid="001fe132" style:font-name-asian="Noto Sans CJK SC" style:font-size-asian="14pt" style:font-weight-asian="normal" style:font-name-complex="FreeSans" style:font-size-complex="14pt" style:font-weight-complex="normal"/>
    </style:style>
    <style:style style:name="P7" style:family="paragraph" style:parent-style-name="Text_20_body">
      <style:text-properties officeooo:paragraph-rsid="00232299"/>
    </style:style>
    <style:style style:name="P8" style:family="paragraph" style:parent-style-name="Heading_20_1">
      <style:paragraph-properties fo:line-height="100%"/>
      <style:text-properties officeooo:paragraph-rsid="001b7625"/>
    </style:style>
    <style:style style:name="P9" style:family="paragraph" style:parent-style-name="Heading_20_1">
      <style:text-properties fo:font-size="14pt" officeooo:rsid="00232299" officeooo:paragraph-rsid="00232299" style:font-size-asian="14pt" style:font-size-complex="14pt"/>
    </style:style>
    <style:style style:name="P10" style:family="paragraph" style:parent-style-name="Heading_20_2">
      <style:text-properties fo:font-size="14pt" fo:font-weight="normal" officeooo:rsid="001e3a2f" officeooo:paragraph-rsid="001e3a2f" style:font-size-asian="14pt" style:font-weight-asian="normal" style:font-size-complex="14pt" style:font-weight-complex="normal"/>
    </style:style>
    <style:style style:name="P11" style:family="paragraph" style:parent-style-name="Heading_20_2">
      <style:text-properties officeooo:paragraph-rsid="001fe132"/>
    </style:style>
    <style:style style:name="P12" style:family="paragraph" style:parent-style-name="Text_20_body" style:list-style-name="L1">
      <style:paragraph-properties fo:line-height="100%"/>
      <style:text-properties officeooo:paragraph-rsid="001b7625"/>
    </style:style>
    <style:style style:name="P13" style:family="paragraph" style:parent-style-name="Text_20_body">
      <style:text-properties fo:font-size="14pt" officeooo:rsid="00232299" officeooo:paragraph-rsid="00232299" style:font-size-asian="14pt" style:font-size-complex="14pt"/>
    </style:style>
    <style:style style:name="T1" style:family="text">
      <style:text-properties fo:font-size="14pt" officeooo:rsid="001b7625" style:font-size-asian="14pt" style:font-size-complex="14pt"/>
    </style:style>
    <style:style style:name="T2" style:family="text">
      <style:text-properties fo:font-size="14pt" officeooo:rsid="001eef37" style:font-size-asian="14pt" style:font-size-complex="14pt"/>
    </style:style>
    <style:style style:name="T3" style:family="text">
      <style:text-properties fo:font-size="14pt" officeooo:rsid="00232299" style:font-size-asian="14pt" style:font-size-complex="14pt"/>
    </style:style>
    <style:style style:name="T4" style:family="text">
      <style:text-properties fo:font-size="14pt" fo:font-weight="normal" officeooo:rsid="001e3a2f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fe132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ans" fo:font-size="14pt" fo:font-weight="normal" officeooo:rsid="001fe132" style:font-name-asian="Noto Sans CJK SC" style:font-size-asian="14pt" style:font-weight-asian="normal" style:font-name-complex="FreeSans" style:font-size-complex="14pt" style:font-weight-complex="normal"/>
    </style:style>
    <style:style style:name="T8" style:family="text">
      <style:text-properties officeooo:rsid="00243b7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1">1. R</text:span><text:span text:style-name="T2">EST ASSURED</text:span></text:h>
      <text:p text:style-name="P1">Rest-Assured é uma ferramenta que foi desenvolvida para facilitar a criação de testes automatizados para APIs REST <text:span text:style-name="T8">em JAVA</text:span>. Esta oferece suporte para validar protocolo HTTP e requisições em JSON. </text:p>
      <text:p text:style-name="P1">O Rest Assured oferece também extensas opções de validações das requisições que são enviadas nos serviços REST, tais como: Status Code, Headers e também elementos do Body. Tornando a ferramenta extremamente flexível para utilizar na criação de testes automatizados de API. <text:s/></text:p>
      <text:p text:style-name="P1">O Rest Assured, como podemos notar, utiliza a sintaxe da linguagem GHERKIN (Given, When, Then), amplamente utilizada em práticas como BDD. Essa sintaxe é utilizada para dividir o código em seções para demonstrar seu comportamento. Abaixo explico resumidamente cada uma delas:</text:p>
      <text:list xml:id="list697250465" text:style-name="L1">
        <text:list-item>
          <text:p text:style-name="P12"><text:span text:style-name="T6">Given:</text:span> Define o contexto da aplicação, como por exemplo destacar quais headers, parâmetros, portas e tokens que a aplicação deve ter para ser inicializada.</text:p>
        </text:list-item>
        <text:list-item>
          <text:p text:style-name="P12"><text:span text:style-name="T6">When:</text:span> Este trecho identifica a proposta de seu cenário. “Quando” você insere um dado algo deve acontecer.</text:p>
        </text:list-item>
        <text:list-item>
          <text:p text:style-name="P12"><text:span text:style-name="T6">Method:</text:span> Este campo logo após o “when” define o método que será executado na aplicação, podendo ser um POST, PATCH, GET e entre outros.</text:p>
        </text:list-item>
        <text:list-item>
          <text:p text:style-name="P12"><text:span text:style-name="T6">Then:</text:span> Será o resultado a ser exibido. Nele você pode validar qual foi a resposta da aplicação.</text:p>
        </text:list-item>
      </text:list>
      <text:h text:style-name="P10" text:outline-level="2">1.1 STATIC IMPORTS</text:h>
      <text:p text:style-name="P3">Para uma facilitação na utilização da ferramenta, a documentação do Rest assured recomenda realizar alguns “imports” de forma estática:</text:p>
      <table:table table:name="Tabela1" table:style-name="Tabela1">
        <table:table-column table:style-name="Tabela1.A"/>
        <table:table-row table:style-name="TableLine94337456566656">
          <table:table-cell table:style-name="Tabela1.A1" office:value-type="string">
            <text:p text:style-name="Table_20_Contents">io.restassured.RestAssured.*</text:p>
            <text:p text:style-name="Table_20_Contents">io.restassured.matcher.RestAssuredMatchers.*</text:p>
            <text:p text:style-name="Table_20_Contents">org.hamcrest.Matchers.*</text:p>
          </table:table-cell>
        </table:table-row>
      </table:table>
      <text:p text:style-name="P3"/>
      <text:h text:style-name="P11" text:outline-level="2"><text:span text:style-name="T4">1.</text:span><text:span text:style-name="T5">2</text:span><text:span text:style-name="T4"> </text:span><text:span text:style-name="T7">EXAMPLES</text:span></text:h>
      <text:p text:style-name="P4">Payload:</text:p>
      <table:table table:name="Tabela2" table:style-name="Tabela2">
        <table:table-column table:style-name="Tabela2.A"/>
        <table:table-row table:style-name="TableLine94337456569856">
          <table:table-cell table:style-name="Tabela2.A1" office:value-type="string">
            <text:p text:style-name="P2">{</text:p>
            <text:p text:style-name="P2"><text:s text:c="4"/>"price":12.12 </text:p>
            <text:p text:style-name="P2">}</text:p>
          </table:table-cell>
        </table:table-row>
      </table:table>
      <text:p text:style-name="P5"/>
      <text:p text:style-name="P5">Exemplo de validação:</text:p>
      <table:table table:name="Tabela3" table:style-name="Tabela3">
        <table:table-column table:style-name="Tabela3.A"/>
        <table:table-row table:style-name="TableLine94337456592608">
          <table:table-cell table:style-name="Tabela3.A1" office:value-type="string">
            <text:p text:style-name="P2">given().</text:p>
            <text:p text:style-name="P2"><text:s text:c="7"/>config(RestAssured.config().jsonConfig(jsonConfig().numberReturnType(BIG_DECIMAL))).</text:p>
            <text:p text:style-name="P2">when().</text:p>
            <text:p text:style-name="P2"><text:s text:c="8"/>get("/price").</text:p>
            <text:p text:style-name="P2">then().</text:p>
            <text:p text:style-name="P2"><text:s text:c="8"/>body("price", is(new BigDecimal(12.12));</text:p>
          </table:table-cell>
        </table:table-row>
      </table:table>
      <text:p text:style-name="P6"/>
      <text:p text:style-name="P6"><text:soft-page-break/></text:p>
      <text:h text:style-name="P9" text:outline-level="1">2. REFERÊNCIAS</text:h>
      <text:p text:style-name="P7"><text:a xlink:type="simple" xlink:href="https://rest-assured.io/" text:style-name="Internet_20_link" text:visited-style-name="Visited_20_Internet_20_Link"><text:span text:style-name="T3">https://rest-assured.io/</text:span></text:a></text:p>
      <text:p text:style-name="P7"><text:a xlink:type="simple" xlink:href="https://github.com/rest-assured/rest-assured/wiki/GettingStarted" text:style-name="Internet_20_link" text:visited-style-name="Visited_20_Internet_20_Link"><text:span text:style-name="T3">https://github.com/rest-assured/rest-assured/wiki/GettingStarted</text:span></text:a></text:p>
      <text:p text:style-name="P7"><text:a xlink:type="simple" xlink:href="https://github.com/rest-assured/rest-assured/wiki/Usage" text:style-name="Internet_20_link" text:visited-style-name="Visited_20_Internet_20_Link"><text:span text:style-name="T3">https://github.com/rest-assured/rest-assured/wiki/Usage</text:span></text:a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1cm" style:auto-text-indent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justify" style:justify-single-word="false" style:page-number="auto">
        <style:tab-stops/>
      </style:paragraph-properties>
      <style:text-properties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9:45:21.633344198</meta:creation-date>
    <dc:date>2022-01-19T15:24:25.258059676</dc:date>
    <meta:editing-duration>PT32M30S</meta:editing-duration>
    <meta:editing-cycles>6</meta:editing-cycles>
    <meta:generator>LibreOffice/7.2.4.1$Linux_X86_64 LibreOffice_project/b8e68b5bf61ce56d972a163ea31a18aecdcd64cd</meta:generator>
    <meta:document-statistic meta:table-count="3" meta:image-count="0" meta:object-count="0" meta:page-count="2" meta:paragraph-count="29" meta:word-count="248" meta:character-count="1901" meta:non-whitespace-character-count="1655"/>
  </office:meta>
</office:document-meta>
</file>